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K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5828cd">1. Student Registration</text:a></text:p>
          <text:p text:style-name="Contents_20_2"><text:a xlink:type="simple" xlink:href="#org7ee70a4">1.1. Registration in website</text:a></text:p>
          <text:p text:style-name="Contents_20_2"><text:a xlink:type="simple" xlink:href="#orgcf16604">1.2. Amount payment , verifiation</text:a></text:p>
          <text:p text:style-name="Contents_20_2"><text:a xlink:type="simple" xlink:href="#org7b09a1e">1.3. CollegeID- card collection, verification for student /professinals</text:a></text:p>
          <text:p text:style-name="Contents_20_2"><text:a xlink:type="simple" xlink:href="#org2bbcba7">1.4. Passport Photo for ID- creation</text:a></text:p>
          <text:p text:style-name="Contents_20_1"><text:a xlink:type="simple" xlink:href="#orgb1be975">2. Before Arrival of Students</text:a></text:p>
          <text:p text:style-name="Contents_20_2"><text:a xlink:type="simple" xlink:href="#org810b557">2.1. Creating Id- Card</text:a></text:p>
          <text:p text:style-name="Contents_20_2"><text:a xlink:type="simple" xlink:href="#org5a3316e">2.2. Creating Certificate</text:a></text:p>
          <text:p text:style-name="Contents_20_2"><text:a xlink:type="simple" xlink:href="#orgf0c7e80">2.3. Creating IoT Kit</text:a></text:p>
          <text:p text:style-name="Contents_20_2"><text:a xlink:type="simple" xlink:href="#org6dcc677">2.4. Accomodation/Food</text:a></text:p>
          <text:p text:style-name="Contents_20_3"><text:a xlink:type="simple" xlink:href="#org3e8670d">2.4.1. Getting permission for iitk  office from room-arrangement</text:a></text:p>
          <text:p text:style-name="Contents_20_3"><text:a xlink:type="simple" xlink:href="#org9069ded">2.4.2. Getting details of students : NO.of students, NO.of (male/Female) Accomdation, Arrival/Departure Dates</text:a></text:p>
          <text:p text:style-name="Contents_20_3"><text:a xlink:type="simple" xlink:href="#orged02e80">2.4.3. Getting Accomodation details (Hostel/Dormatory’s)</text:a></text:p>
          <text:p text:style-name="Contents_20_3"><text:a xlink:type="simple" xlink:href="#orgc416e84">2.4.4. Getting bed,id-card,wifi, number-lock,food,LAN, notebook, wifi, Greeting Card</text:a></text:p>
          <text:p text:style-name="Contents_20_3"><text:a xlink:type="simple" xlink:href="#org5cd0e8c">2.4.5. Send excle sheet of {name, module, departure, emergency contact, alocated-room No, Food(y/n)} to hostel security</text:a></text:p>
          <text:p text:style-name="Contents_20_2"><text:a xlink:type="simple" xlink:href="#orgba7f129">2.5. Webserver</text:a></text:p>
          <text:p text:style-name="Contents_20_3"><text:a xlink:type="simple" xlink:href="#org4194d1d">2.5.1. send mails to student giving  user &amp; password in ismriti</text:a></text:p>
          <text:p text:style-name="Contents_20_3"><text:a xlink:type="simple" xlink:href="#orgdad559e">2.5.2. send post regarding accomodation(location of stay), Time of class</text:a></text:p>
          <text:p text:style-name="Contents_20_3"><text:a xlink:type="simple" xlink:href="#orgea4f14b">2.5.3. Upload vidoes in server</text:a></text:p>
          <text:p text:style-name="Contents_20_3"><text:a xlink:type="simple" xlink:href="#org66f9c9e">2.5.4. Setting Webserver in IIT-Kanpur</text:a></text:p>
          <text:p text:style-name="Contents_20_3"><text:a xlink:type="simple" xlink:href="#orgb43b9c0">2.5.5. marking (FB campaing, Linkedin, Internalshals, Google ads,….etc)</text:a></text:p>
          <text:p text:style-name="Contents_20_1"><text:a xlink:type="simple" xlink:href="#org5f7ed5f">3. After Arrival of Students</text:a></text:p>
          <text:p text:style-name="Contents_20_2"><text:a xlink:type="simple" xlink:href="#orga62e751">3.1. For Non-Hostel send  id-card, wifi,notebook, Greeting Card</text:a></text:p>
          <text:p text:style-name="Contents_20_2"><text:a xlink:type="simple" xlink:href="#org357ee90">3.2. Class Room :</text:a></text:p>
          <text:p text:style-name="Contents_20_3"><text:a xlink:type="simple" xlink:href="#orge4f2095">3.2.1. Clean Class Room before class-room start</text:a></text:p>
          <text:p text:style-name="Contents_20_3"><text:a xlink:type="simple" xlink:href="#org345bce4">3.2.2. Water Dispensory 4 Bottel + 4 Glasses befor class</text:a></text:p>
          <text:p text:style-name="Contents_20_3"><text:a xlink:type="simple" xlink:href="#org0f1087b">3.2.3. Check mic and speaker, projector before before class</text:a></text:p>
          <text:p text:style-name="Contents_20_2"><text:a xlink:type="simple" xlink:href="#org9818cbc">3.3. maintaining server(Form)</text:a></text:p>
          <text:p text:style-name="Contents_20_3"><text:a xlink:type="simple" xlink:href="#org5baf51f">3.3.1. Uploading videos</text:a></text:p>
          <text:p text:style-name="Contents_20_2"><text:a xlink:type="simple" xlink:href="#org05111fa">3.4. Buying Kit</text:a></text:p>
          <text:p text:style-name="Contents_20_3"><text:a xlink:type="simple" xlink:href="#orgb8f89a3">3.4.1. Tell before 7 days completion of programm</text:a></text:p>
          <text:p text:style-name="Contents_20_2"><text:a xlink:type="simple" xlink:href="#org3ea550b">3.5. Upgrading model</text:a></text:p>
          <text:p text:style-name="Contents_20_3"><text:a xlink:type="simple" xlink:href="#orgf269466">3.5.1. Tell before 7 days completion of program</text:a></text:p>
          <text:p text:style-name="Contents_20_2"><text:a xlink:type="simple" xlink:href="#org13abadd">3.6. Giving Certificate</text:a></text:p>
          <text:p text:style-name="Contents_20_1"><text:a xlink:type="simple" xlink:href="#org09f91bb">4. Scope</text:a></text:p>
          <text:p text:style-name="Contents_20_2"><text:a xlink:type="simple" xlink:href="#org9e6a782">4.1. Work on Next Online course</text:a></text:p>
        </text:index-body>
      </text:table-of-content>
      <text:h text:style-name="Heading_20_1" text:outline-level="1" text:is-list-header="false">
<text:bookmark-start text:name="OrgXref.org75828cd"/>
<text:bookmark text:name="org75828cd"/>Student Registration
<text:bookmark-end text:name="OrgXref.org75828cd"/></text:h>
      <text:h text:style-name="Heading_20_2" text:outline-level="2" text:is-list-header="false">
<text:bookmark-start text:name="OrgXref.org7ee70a4"/>
<text:bookmark text:name="org7ee70a4"/>Registration in website
<text:bookmark-end text:name="OrgXref.org7ee70a4"/></text:h>
      <text:h text:style-name="Heading_20_2" text:outline-level="2" text:is-list-header="false">
<text:bookmark-start text:name="OrgXref.orgcf16604"/>
<text:bookmark text:name="orgcf16604"/>Amount payment , verifiation
<text:bookmark-end text:name="OrgXref.orgcf16604"/></text:h>
      <text:h text:style-name="Heading_20_2" text:outline-level="2" text:is-list-header="false">
<text:bookmark-start text:name="OrgXref.org7b09a1e"/>
<text:bookmark text:name="org7b09a1e"/>CollegeID- card collection, verification for student /professinals
<text:bookmark-end text:name="OrgXref.org7b09a1e"/></text:h>
      <text:h text:style-name="Heading_20_2" text:outline-level="2" text:is-list-header="false">
<text:bookmark-start text:name="OrgXref.org2bbcba7"/>
<text:bookmark text:name="org2bbcba7"/>Passport Photo for ID- creation
<text:bookmark-end text:name="OrgXref.org2bbcba7"/></text:h>
      <text:h text:style-name="Heading_20_1" text:outline-level="1" text:is-list-header="false">
<text:bookmark-start text:name="OrgXref.orgb1be975"/>
<text:bookmark text:name="orgb1be975"/>Before Arrival of Students
<text:bookmark-end text:name="OrgXref.orgb1be975"/></text:h>
      <text:h text:style-name="Heading_20_2" text:outline-level="2" text:is-list-header="false">
<text:bookmark-start text:name="OrgXref.org810b557"/>
<text:bookmark text:name="org810b557"/>Creating Id- Card
<text:bookmark-end text:name="OrgXref.org810b557"/></text:h>
      <text:p text:style-name="Text_20_body">getting vendor-details for plastic card printing
bar-code, QR-code and mobile based  bar-code scanning attendance system
</text:p>
      <text:h text:style-name="Heading_20_2" text:outline-level="2" text:is-list-header="false">
<text:bookmark-start text:name="OrgXref.org5a3316e"/>
<text:bookmark text:name="org5a3316e"/>Creating Certificate
<text:bookmark-end text:name="OrgXref.org5a3316e"/></text:h>
      <text:h text:style-name="Heading_20_2" text:outline-level="2" text:is-list-header="false">
<text:bookmark-start text:name="OrgXref.orgf0c7e80"/>
<text:bookmark text:name="orgf0c7e80"/>Creating IoT Kit
<text:bookmark-end text:name="OrgXref.orgf0c7e80"/></text:h>
      <text:h text:style-name="Heading_20_2" text:outline-level="2" text:is-list-header="false">
<text:bookmark-start text:name="OrgXref.org6dcc677"/>
<text:bookmark text:name="org6dcc677"/>Accomodation/Food
<text:bookmark-end text:name="OrgXref.org6dcc677"/></text:h>
      <text:h text:style-name="Heading_20_3" text:outline-level="3" text:is-list-header="false">
<text:bookmark-start text:name="OrgXref.org3e8670d"/>
<text:bookmark text:name="org3e8670d"/>Getting permission for iitk  office from room-arrangement
<text:bookmark-end text:name="OrgXref.org3e8670d"/></text:h>
      <text:h text:style-name="Heading_20_3" text:outline-level="3" text:is-list-header="false">
<text:bookmark-start text:name="OrgXref.org9069ded"/>
<text:bookmark text:name="org9069ded"/>Getting details of students : NO.of students, NO.of (male/Female) Accomdation, Arrival/Departure Dates
<text:bookmark-end text:name="OrgXref.org9069ded"/></text:h>
      <text:h text:style-name="Heading_20_3" text:outline-level="3" text:is-list-header="false">
<text:bookmark-start text:name="OrgXref.orged02e80"/>
<text:bookmark text:name="orged02e80"/>Getting Accomodation details (Hostel/Dormatory’s)
<text:bookmark-end text:name="OrgXref.orged02e80"/></text:h>
      <text:h text:style-name="Heading_20_3" text:outline-level="3" text:is-list-header="false">
<text:bookmark-start text:name="OrgXref.orgc416e84"/>
<text:bookmark text:name="orgc416e84"/>Getting bed,id-card,wifi, number-lock,food,LAN, notebook, wifi, Greeting Card
<text:bookmark-end text:name="OrgXref.orgc416e84"/></text:h>
      <text:h text:style-name="Heading_20_3" text:outline-level="3" text:is-list-header="false">
<text:bookmark-start text:name="OrgXref.org5cd0e8c"/>
<text:bookmark text:name="org5cd0e8c"/>Send excle sheet of {name, module, departure, emergency contact, alocated-room No, Food(y/n)} to hostel security
<text:bookmark-end text:name="OrgXref.org5cd0e8c"/></text:h>
      <text:h text:style-name="Heading_20_2" text:outline-level="2" text:is-list-header="false">
<text:bookmark-start text:name="OrgXref.orgba7f129"/>
<text:bookmark text:name="orgba7f129"/>Webserver
<text:bookmark-end text:name="OrgXref.orgba7f129"/></text:h>
      <text:h text:style-name="Heading_20_3" text:outline-level="3" text:is-list-header="false">
<text:bookmark-start text:name="OrgXref.org4194d1d"/>
<text:bookmark text:name="org4194d1d"/>send mails to student giving  user &amp; password in ismriti
<text:bookmark-end text:name="OrgXref.org4194d1d"/></text:h>
      <text:h text:style-name="Heading_20_3" text:outline-level="3" text:is-list-header="false">
<text:bookmark-start text:name="OrgXref.orgdad559e"/>
<text:bookmark text:name="orgdad559e"/>send post regarding accomodation(location of stay), Time of class
<text:bookmark-end text:name="OrgXref.orgdad559e"/></text:h>
      <text:h text:style-name="Heading_20_3" text:outline-level="3" text:is-list-header="false">
<text:bookmark-start text:name="OrgXref.orgea4f14b"/>
<text:bookmark text:name="orgea4f14b"/>Upload vidoes in server
<text:bookmark-end text:name="OrgXref.orgea4f14b"/></text:h>
      <text:h text:style-name="Heading_20_3" text:outline-level="3" text:is-list-header="false">
<text:bookmark-start text:name="OrgXref.org66f9c9e"/>
<text:bookmark text:name="org66f9c9e"/>Setting Webserver in IIT-Kanpur
<text:bookmark-end text:name="OrgXref.org66f9c9e"/></text:h>
      <text:h text:style-name="Heading_20_3" text:outline-level="3" text:is-list-header="false">
<text:bookmark-start text:name="OrgXref.orgb43b9c0"/>
<text:bookmark text:name="orgb43b9c0"/>marking (FB campaing, Linkedin, Internalshals, Google ads,….etc)
<text:bookmark-end text:name="OrgXref.orgb43b9c0"/></text:h>
      <text:h text:style-name="Heading_20_1" text:outline-level="1" text:is-list-header="false">
<text:bookmark-start text:name="OrgXref.org5f7ed5f"/>
<text:bookmark text:name="org5f7ed5f"/>After Arrival of Students
<text:bookmark-end text:name="OrgXref.org5f7ed5f"/></text:h>
      <text:h text:style-name="Heading_20_2" text:outline-level="2" text:is-list-header="false">
<text:bookmark-start text:name="OrgXref.orga62e751"/>
<text:bookmark text:name="orga62e751"/>For Non-Hostel send  id-card, wifi,notebook, Greeting Card
<text:bookmark-end text:name="OrgXref.orga62e751"/></text:h>
      <text:h text:style-name="Heading_20_2" text:outline-level="2" text:is-list-header="false">
<text:bookmark-start text:name="OrgXref.org357ee90"/>
<text:bookmark text:name="org357ee90"/>Class Room :
<text:bookmark-end text:name="OrgXref.org357ee90"/></text:h>
      <text:h text:style-name="Heading_20_3" text:outline-level="3" text:is-list-header="false">
<text:bookmark-start text:name="OrgXref.orge4f2095"/>
<text:bookmark text:name="orge4f2095"/>Clean Class Room before class-room start
<text:bookmark-end text:name="OrgXref.orge4f2095"/></text:h>
      <text:h text:style-name="Heading_20_3" text:outline-level="3" text:is-list-header="false">
<text:bookmark-start text:name="OrgXref.org345bce4"/>
<text:bookmark text:name="org345bce4"/>Water Dispensory 4 Bottel + 4 Glasses befor class
<text:bookmark-end text:name="OrgXref.org345bce4"/></text:h>
      <text:h text:style-name="Heading_20_3" text:outline-level="3" text:is-list-header="false">
<text:bookmark-start text:name="OrgXref.org0f1087b"/>
<text:bookmark text:name="org0f1087b"/>Check mic and speaker, projector before before class
<text:bookmark-end text:name="OrgXref.org0f1087b"/></text:h>
      <text:h text:style-name="Heading_20_2" text:outline-level="2" text:is-list-header="false">
<text:bookmark-start text:name="OrgXref.org9818cbc"/>
<text:bookmark text:name="org9818cbc"/>maintaining server(Form)
<text:bookmark-end text:name="OrgXref.org9818cbc"/></text:h>
      <text:h text:style-name="Heading_20_3" text:outline-level="3" text:is-list-header="false">
<text:bookmark-start text:name="OrgXref.org5baf51f"/>
<text:bookmark text:name="org5baf51f"/>Uploading videos
<text:bookmark-end text:name="OrgXref.org5baf51f"/></text:h>
      <text:h text:style-name="Heading_20_2" text:outline-level="2" text:is-list-header="false">
<text:bookmark-start text:name="OrgXref.org05111fa"/>
<text:bookmark text:name="org05111fa"/>Buying Kit
<text:bookmark-end text:name="OrgXref.org05111fa"/></text:h>
      <text:h text:style-name="Heading_20_3" text:outline-level="3" text:is-list-header="false">
<text:bookmark-start text:name="OrgXref.orgb8f89a3"/>
<text:bookmark text:name="orgb8f89a3"/>Tell before 7 days completion of programm
<text:bookmark-end text:name="OrgXref.orgb8f89a3"/></text:h>
      <text:h text:style-name="Heading_20_2" text:outline-level="2" text:is-list-header="false">
<text:bookmark-start text:name="OrgXref.org3ea550b"/>
<text:bookmark text:name="org3ea550b"/>Upgrading model
<text:bookmark-end text:name="OrgXref.org3ea550b"/></text:h>
      <text:h text:style-name="Heading_20_3" text:outline-level="3" text:is-list-header="false">
<text:bookmark-start text:name="OrgXref.orgf269466"/>
<text:bookmark text:name="orgf269466"/>Tell before 7 days completion of program
<text:bookmark-end text:name="OrgXref.orgf269466"/></text:h>
      <text:h text:style-name="Heading_20_2" text:outline-level="2" text:is-list-header="false">
<text:bookmark-start text:name="OrgXref.org13abadd"/>
<text:bookmark text:name="org13abadd"/>Giving Certificate
<text:bookmark-end text:name="OrgXref.org13abadd"/></text:h>
      <text:h text:style-name="Heading_20_1" text:outline-level="1" text:is-list-header="false">
<text:bookmark-start text:name="OrgXref.org09f91bb"/>
<text:bookmark text:name="org09f91bb"/>Scope
<text:bookmark-end text:name="OrgXref.org09f91bb"/></text:h>
      <text:h text:style-name="Heading_20_2" text:outline-level="2" text:is-list-header="false">
<text:bookmark-start text:name="OrgXref.org9e6a782"/>
<text:bookmark text:name="org9e6a782"/>Work on Next Online course
<text:bookmark-end text:name="OrgXref.org9e6a782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K</dc:creator>
    <meta:initial-creator>DK</meta:initial-creator>
    <dc:date>2019-05-06T12:40:40</dc:date>
    <meta:creation-date>2019-05-06T12:40:40</meta:creation-date>
    <meta:generator>Emacs 26.2 (Org mode 9.1.9)</meta:generator>
    <meta:keyword/>
    <dc:subject/>
    <dc:title/>
  </office:meta>
</office:document-meta>
</file>